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Probe.isAvailable( int the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Probe.testConnec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Probe.timeout( long theWaitedTime , long theCheckedInter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Probe.readFully( HttpURLConnection theConn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Probe.sleep( long th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be.retrieve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Probe.HttpProbe( URL th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